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2">History<text:tab/>1</text:p>
          <text:p text:style-name="P1">V 0.1.0 03.oct.2023<text:tab/>1</text:p>
          <text:p text:style-name="P2">Global<text:tab/>1</text:p>
          <text:p text:style-name="P2">Projects<text:tab/>1</text:p>
          <text:p text:style-name="P1">Material-Drucker<text:tab/>1</text:p>
          <text:p text:style-name="P3">Machbarkeitsstudie<text:tab/>1</text:p>
          <text:p text:style-name="P1">Blutmessung<text:tab/>2</text:p>
        </text:index-body>
      </text:table-of-content>
      <text:h text:style-name="Heading_20_1" text:outline-level="1">History</text:h>
      <text:h text:style-name="Heading_20_2" text:outline-level="2">V 0.1.0 03.oct.2023</text:h>
      <text:h text:style-name="Heading_20_1" text:outline-level="1">Intro</text:h>
      <text:p text:style-name="Text_20_body">Gedankenelemente nach Vorstellungsgespräch</text:p>
      <text:h text:style-name="Heading_20_1" text:outline-level="1">Global</text:h>
      <text:p text:style-name="Text_20_body">Viele Projekte grossetr Leiter</text:p>
      <text:p text:style-name="Text_20_body">Ganze Abteilungen umgestellt</text:p>
      <text:p text:style-name="Text_20_body">Ihm sind alle Entwickler weggelaufen.<text:line-break/>Junge Leute nur Sabbatical und Work-Life Balance.</text:p>
      <text:p text:style-name="Text_20_body">Keinen Entisiasmus 'Ich verlange nur von anderen was auch von mir'</text:p>
      <text:p text:style-name="Text_20_body">Junge Leute wechsel oft; Gehen weg wegen Nichtigkeiten ...</text:p>
      <text:p text:style-name="Text_20_body">Nimmmt gern Werkstudenten / Nähe UNI Harburg</text:p>
      <text:p text:style-name="Text_20_body">Er meint: Wir haben keinen Fachkräftemangel.</text:p>
      <text:h text:style-name="Heading_20_1" text:outline-level="1">Projects</text:h>
      <text:h text:style-name="Heading_20_2" text:outline-level="2">Magnetrührer</text:h>
      <text:p text:style-name="Text_20_body">Idee Rühren mit Motion Feedback</text:p>
      <text:p text:style-name="Text_20_body">Keine Hardware.</text:p>
      <text:p text:style-name="Text_20_body">Keine Idee wie entwickel</text:p>
      <text:p text:style-name="Text_20_body">Hardware z.B. aufgeschnittenes Gerät von anderem Hersteller</text:p>
      <text:p text:style-name="Text_20_body">Sensorik Interface</text:p>
      <text:p text:style-name="Text_20_body">Welcher Sensor; welcher Controller; welcher Treiber</text:p>
      <text:p text:style-name="Text_20_body">Wegen Gehäuse: Er: Das kann man mal eben mit 3D Drucker machen</text:p>
      <text:list xml:id="list1973524789411316015" text:style-name="L1">
        <text:list-item>
          <text:p text:style-name="P4"><text:soft-page-break/>Was genauu soll gebaut werden</text:p>
        </text:list-item>
        <text:list-item>
          <text:p text:style-name="P4">Wie wird in CAD-Programm eingegeben</text:p>
        </text:list-item>
        <text:list-item>
          <text:p text:style-name="P4">Sensor und Spule in gehäuse</text:p>
        </text:list-item>
        <text:list-item>
          <text:p text:style-name="P4">Welche Mechanische Anordnung hat genug Magnetkraft und erlaubt Positionsmessung</text:p>
        </text:list-item>
      </text:list>
      <text:p text:style-name="Text_20_body"/>
      <text:h text:style-name="Heading_20_2" text:outline-level="2">Material-Drucker</text:h>
      <text:p text:style-name="Text_20_body">Jocto (extem Kompaktes Embedded Linux)</text:p>
      <text:p text:style-name="Text_20_body">USB zum PC / als Postscript runtergeladen</text:p>
      <text:p text:style-name="Text_20_body">3 Geräte jedes anderes Display wegen Lieferschwierigkeiten<text:line-break/>Wie SW Update prüfen ohne Hardware<text:line-break/>3 verschiedene HW Stände<text:line-break/>3 verschiedene SW Stände wie verwalten </text:p>
      <text:p text:style-name="Text_20_body">Programm zum Test Laden verlangt komletter Neubau vom Jocto.</text:p>
      <text:p text:style-name="Text_20_body">SCP reinladen geht nicht ????</text:p>
      <text:p text:style-name="Text_20_body">Hat gerade kein Gerät da</text:p>
      <text:p text:style-name="Text_20_body">Programmierung Linux Kernel QT weiss er nicht</text:p>
      <text:p text:style-name="Text_20_body">Freelancer nicht mehr verfügbar</text:p>
      <text:p text:style-name="Text_20_body">Linux bauen: Wer hat entschieden; wer hat gemacht</text:p>
      <text:p text:style-name="Text_20_body">Letztes Grät gerade verkauft</text:p>
      <text:p text:style-name="Text_20_body">Projekt 1 ½ Jahr Verzug</text:p>
      <text:p text:style-name="Text_20_body">Wie wird ein Image flash-bar gemacht</text:p>
      <text:p text:style-name="Text_20_body">Bekommt Drucker ein Image oder Flash-Drive</text:p>
      <text:p text:style-name="Text_20_body">Er weiss es nicht </text:p>
      <text:p text:style-name="Text_20_body">Bekommt der Drucker Image oder Fahrbefehle</text:p>
      <text:p text:style-name="Text_20_body">Wie wird aus Image Fahrsequenz gemacht</text:p>
      <text:p text:style-name="Text_20_body">Wo und wie wird Steuerprogramm kompiliert.</text:p>
      <text:p text:style-name="Text_20_body">Wie wird Steuerprogramm an Drucker übergeben. Wie wird Steuerprogramm in Flash Image integriert (Doku)</text:p>
      <text:p text:style-name="Text_20_body">Muss Entwickler komplettes Yocto verstehen um ein neues Steuerprogramm in den Drucker zu bekommen; egal für Test oder entgültige Übergabe an Kunden.</text:p>
      <text:p text:style-name="Text_20_body"/>
      <text:h text:style-name="Heading_20_3" text:outline-level="3">Machbarkeitsstudie</text:h>
      <text:p text:style-name="Text_20_body">Hat Computer Modul für 2 achsen Schrittmotor 3d Drucker Steuerung</text:p>
      <text:p text:style-name="Text_20_body">Will in das Modul Pin für Laser 'reinfummeln'</text:p>
      <text:p text:style-name="Text_20_body"><text:soft-page-break/>Testprogramm soll nicht direkt LaserPin steuern wegen Timing</text:p>
      <text:p text:style-name="Text_20_body">Er meint: reinfummeln dauert nur einen Tag</text:p>
      <text:p text:style-name="Text_20_body">ESP32 Modul am Schrittmotor</text:p>
      <text:h text:style-name="Heading_20_2" text:outline-level="2">Blutmessung</text:h>
      <text:p text:style-name="Text_20_body">Neuprojekt</text:p>
      <text:p text:style-name="Text_20_body">Beschreibt Prinzip, wie etwas im Blut gemessen werden soll.</text:p>
      <text:p text:style-name="Text_20_body">Keine Beschreibung welche Sensorik.</text:p>
      <text:p text:style-name="Text_20_body">Keine Beschreibung welche Digital/Computer-Technik.</text:p>
      <text:h text:style-name="Heading_20_1" text:outline-level="1">Fazit</text:h>
      <text:p text:style-name="Text_20_body">Hat innovative Ideen</text:p>
      <text:p text:style-name="Text_20_body">Lässt Leute nach Anstoll laufen / liegen.</text:p>
      <text:p text:style-name="Text_20_body">Nach GrundIdee / Teil Sensorik / Interfacing meint wohl der Computerkam hahinter ist kein Problem mehr.</text:p>
      <text:p text:style-name="Text_20_body">Nichts wurde so besprochen, dass konkreter Entwicklungsstart möglich wäre.</text:p>
      <text:p text:style-name="Text_20_body"/>
      <text:list xml:id="list1594322567230262051" text:style-name="L2">
        <text:list-item>
          <text:p text:style-name="P5">Was soll er machen</text:p>
        </text:list-item>
        <text:list-item>
          <text:p text:style-name="P5">Was soll er können</text:p>
        </text:list-item>
        <text:list-item>
          <text:p text:style-name="P5">Wie ist Umgebung</text:p>
        </text:list-item>
        <text:list-item>
          <text:p text:style-name="P5">Muss ein E-Tech Student wissen, wie eine 3D Drucker Ansteuerun erfolgt</text:p>
        </text:list-item>
        <text:list-item>
          <text:p text:style-name="P5">An welcher Stelle der Planung wird an Entwickler Übergeben</text:p>
        </text:list-item>
        <text:list-item>
          <text:p text:style-name="P5">Welche &gt;Erwartungshaltung an Entwickler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i4job_2023_06.odt</text:file-name><text:tab/><text:tab/><text:date style:data-style-name="N75" text:date-value="2023-10-03T18:06:54.09">Oct 3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03T18:06:54.08</dc:date>
    <meta:editing-duration>PT11H35M7S</meta:editing-duration>
    <meta:editing-cycles>107</meta:editing-cycles>
    <meta:generator>OpenOffice/4.1.14$Win32 OpenOffice.org_project/4114m1$Build-9811</meta:generator>
    <meta:document-statistic meta:table-count="0" meta:image-count="0" meta:object-count="0" meta:page-count="3" meta:paragraph-count="77" meta:word-count="439" meta:character-count="2946"/>
  </office:meta>
</office:document-meta>
</file>